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style="normal" style:text-underline-style="none" style:font-style-asian="normal" style:font-style-complex="normal"/>
    </style:style>
    <style:style style:name="P3" style:family="paragraph" style:parent-style-name="Standard">
      <style:paragraph-properties fo:line-height="200%"/>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film Deconstructing Harry, written &amp; directed by Woody Allen, tells the story of Harry Block, a famous New York City author. <text:s/>While Harry has a successful career as a writer, his personal life is a disaster. He is divorced and has a son, but his ex-wife rarely lets him see him. He has many failed relationships and many angry ex-girlfriends to go with them. <text:s/>He is lonely and alienated fro most of the people in his life because his books usually feature these people from his life as characters. They are usually portrayed in a negative way, such as the time when Leslie, based on Lucy, his ex-girlfriend, is having an affair with her sister's husband, Ken, who is supposed to be Harry, in his latest book. The film follows Harry on a trip to the University he was kicked out of, but now is giving him an award . Since he has no one to go with him to accept the honor, Harry decides to bring Cookie, a prostitute he recently hired for some “company”. His old friend Richard, as a last minute decision, also joins them. Exposing the issue of self-victimizing and shifting the blame, Allen uses mockery, exaggeration and the attack of character type, creating a satire that skewers the notion of the victim.</text:p>
      <text:p text:style-name="P1"><text:tab/>Harry constantly exaggerates the world around him, skewing the perspective of the audience, presenting his lifestyle as lavish, and too good to be true. This is made evident by the fact that his only income is from his books being sold, and as such, the notion of living luxuriously isn't feasible. Them audience is fooled, in a sense, into believing that Harry's ideal world is the real world in which he resides. However, Harry does live in such a world, so-to-speak; he exists mentally within it. Throughout the movie, it is made apparent that Harry's mental state is deteriorating, and at one point, with the help of a contact-high from Cookie's marijuana, it is made evident how bad it truly is. This is when Harry's character, Ken, appears; he tells Harry that he has issues, and needs to fix them.</text:p>
      <text:p text:style-name="P1"><text:tab/>In all of Harry's past relationships, he warns them that he is not trustworthy and he isn't good for them. However, they later blame issues that arise from him, and resent him, despite his warnings. This is a common event through the narration. Allen mocks the following character types: The adulterer, and the fool. The adulterer is represented by Harry Block, the protagonist. He is berated, and hated by women from his past relationships, most of them representing the fool. Although Harry had cheated on <text:soft-page-break/>all of them, they were all told, by Harry, that he is not loyal, it's a bad decision, and not to date him; They disregarded his warnings despite how blatant he was. One of the women, Lucy, takes a taxi Harry's apartment, and threatens to kill herself with a gun she pulls out of her purse; she then tries to kill Harry, but he distracts and calms her down by telling her a story that he is currently writing: A sex-obsessed young man named Harvey who is mistakenly claimed by Death.</text:p>
      <text:p text:style-name="P1"><text:tab/>In the film, Harry is depicted as being scummy, insecure, and annoying. Woody Allen wrote Harry like this, as a way of projecting how Allen's harshest critics view, and demonize him; In doing so, Allen presents the average viewer with the perspective of an extremist. The idea of Allen projecting his own personality onto his character, Harry, is extremely meta. The reason it is so meta, is because Allen's character, Harry, is an author who projects himself onto <text:span text:style-name="T1">his</text:span><text:span text:style-name="T2"> characters as well. Both Allen and Harry have had their personal lives affected by their works. With these similarities, the presence of Harry in the film is Allen's way of mocking himself, and his critics.</text:span></text:p>
      <text:p text:style-name="P2"><text:tab/>Harry blames all of the women for ruining his life, although not verbally. Instead, it is presented through the telling of the story. This is apparent if you compare him at the beginning and the end of the film. In the beginning, Harry was living in a very nice apartment, content with his success. By the end, Harry is arrested for kidnapping his son, possession of a weapon, which belonged to his ex-girlfriend Lucy, and possession of illegal substances, the marijuana left in the car by Cookie. By the end, it's obvious that Allen is mocking those who whine, and play victim; He shows it can lead to a sort of feedback loop, where everyone is the victim and the cause. This provokes the question: “If everyone is the cause, and also the victim, is anyone really the victim?” I'd reason to say, no one is truly the victim. My reasoning is that, if everyone can be the cause and the victim of a situation, the events leading to said situation were caused by the individual. The entropy of that persons decisions had formed a sort of hair-trigger, ready to snap from the slightest issue. In the case of Deconstructing Harry, between Harry's debauchery, and all of the ex-girlfriend's poor relationships, leading to affairs, it was a ticking time-bomb for the consequences of one of them to effect them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2T18:01:45.71</meta:creation-date>
    <dc:date>2017-10-07T17:12:04.64</dc:date>
    <dc:creator>Timothy Cayer</dc:creator>
    <meta:editing-duration>PT6H55M</meta:editing-duration>
    <meta:editing-cycles>23</meta:editing-cycles>
    <meta:generator>OpenOffice/4.1.3$Win32 OpenOffice.org_project/413m1$Build-9783</meta:generator>
    <meta:document-statistic meta:table-count="0" meta:image-count="0" meta:object-count="0" meta:page-count="2" meta:paragraph-count="5" meta:word-count="878" meta:character-count="4991"/>
  </office:meta>
</office:document-meta>
</file>